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.062cm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text-indent="0.956cm" style:auto-text-indent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text-indent="0.956cm" style:auto-text-indent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956cm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956cm" style:auto-text-indent="false"/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cte 2</text:p>
      <text:p text:style-name="P3"/>
      <text:p text:style-name="P4">Mòdul de Kernel</text:p>
      <text:p text:style-name="P2"/>
      <text:p text:style-name="P5">Decisions preses:</text:p>
      <text:p text:style-name="P5"/>
      <text:p text:style-name="P6">Els mòduls que hem dissenyat intenten ser tan independents com sigui possible. És per això que totes les operacions d'accés a les estadístiques les fa el mòdul 1 i permet el control i consulta d'aquestes al mòdul dos mitjançant les següents funcions (les quals són exportades a la taula de símbols del mòdul):</text:p>
      <text:p text:style-name="P6"/>
      <text:p text:style-name="P8">modul_stats_catch_syscall (activa/desactiva el control de les syscalls)</text:p>
      <text:p text:style-name="P8">modul_stats_reset_process (reinicia les estadístiques del processos)</text:p>
      <text:p text:style-name="P8">modul_stats_get_stats <text:s text:c="4"/>(obté les estadístiques del procés)</text:p>
      <text:p text:style-name="P8"/>
      <text:p text:style-name="P6">Així doncs el mòdul 2 depèn del mòdul 1, i no és possible carregar-lo sense carregar abans el mòdul 1.</text:p>
      <text:p text:style-name="P6"/>
      <text:p text:style-name="P6">El mòdul 2 crea un manegador que, en ser llegit, escriu les estadístiques en format text. Hem implementat el manegador de manera que si es crida a ioctl sobre el dispositiu el buffer es reinicia, és a dir que si es torna a fer un read es llegeix el text del buffer des del principi. Això ho hem fet així per evitar obrir i tancar el mòdul cada vegada que volem llegir de nou les estadístiques actualitzades.</text:p>
      <text:p text:style-name="P6">A més tots els wrappers de les syscalls estan fets amb macros i taules per a poder afegir una nova syscall sense tenir que modificar massa codi (només constants i declaracions).</text:p>
      <text:p text:style-name="P6"/>
      <text:p text:style-name="P5">Jocs de prova:</text:p>
      <text:p text:style-name="P5"/>
      <text:p text:style-name="P6">El joc de prova que presentem treballa sobre un fitxer (el manegador del dispositiu que hem creat) com argument 1 i un número com argument 2. El programa executa aquest bucle:</text:p>
      <text:p text:style-name="P6"/>
      <text:p text:style-name="P8">for (i = 0; i &lt; numw; i++) {</text:p>
      <text:p text:style-name="P8"><text:tab/>write(fd2,&amp;mychar,1);</text:p>
      <text:p text:style-name="P8"><text:tab/>write(fd2,&amp;mychar,1);</text:p>
      <text:p text:style-name="P8"><text:tab/>write(fd2,&amp;mychar,-1);</text:p>
      <text:p text:style-name="P8">}</text:p>
      <text:p text:style-name="P7"/>
      <text:p text:style-name="P6">És a dir, escriu dues vegades correctament i una malament (count negatiu). D'aquesta manera provem la crida write, open i close. I també provem el comptador del temps (que ens diu quan de temps em estat a dins d'una crida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文泉驛正黑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驛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.062cm" fo:text-indent="0cm" style:auto-text-indent="false"/>
    </style:style>
    <style:page-layout style:name="Mpm1">
      <style:page-layout-properties fo:page-width="21.001cm" fo:page-height="29.7cm" style:num-format="1" style:print-orientation="portrait" fo:margin-top="0.89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716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Jose Cordero Rama</text:p>
        <text:p text:style-name="Header"><text:tab/><text:tab/>David Guillen Fand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Fandos</meta:initial-creator>
    <meta:creation-date>2010-12-17T18:34:57</meta:creation-date>
    <dc:date>2010-12-17T19:21:21</dc:date>
    <dc:creator>David Fandos</dc:creator>
    <meta:editing-duration>PT00H46M26S</meta:editing-duration>
    <meta:editing-cycles>14</meta:editing-cycles>
    <meta:generator>OpenOffice.org/3.2$Linux OpenOffice.org_project/320m12$Build-9483</meta:generator>
    <meta:document-statistic meta:table-count="0" meta:image-count="0" meta:object-count="0" meta:page-count="1" meta:paragraph-count="20" meta:word-count="300" meta:character-count="1791"/>
  </office:meta>
</office:document-meta>
</file>